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5eb6" officeooo:paragraph-rsid="000d5eb6"/>
    </style:style>
    <style:style style:name="P2" style:family="paragraph" style:parent-style-name="Standard">
      <style:text-properties officeooo:rsid="000f214c" officeooo:paragraph-rsid="000f214c"/>
    </style:style>
    <style:style style:name="P3" style:family="paragraph" style:parent-style-name="Standard">
      <style:text-properties officeooo:rsid="001020e1" officeooo:paragraph-rsid="001020e1"/>
    </style:style>
    <style:style style:name="P4" style:family="paragraph" style:parent-style-name="Standard">
      <style:text-properties officeooo:rsid="0011d0ba" officeooo:paragraph-rsid="0011d0ba"/>
    </style:style>
    <style:style style:name="P5" style:family="paragraph" style:parent-style-name="Standard">
      <style:text-properties officeooo:rsid="00148bf7" officeooo:paragraph-rsid="00148bf7"/>
    </style:style>
    <style:style style:name="P6" style:family="paragraph" style:parent-style-name="Standard">
      <style:text-properties officeooo:rsid="0015dd46" officeooo:paragraph-rsid="0015dd46"/>
    </style:style>
    <style:style style:name="T1" style:family="text">
      <style:text-properties officeooo:rsid="0013656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)¿Qué prejuicios tiene uno de los hermanos sobre las trabajadoras del restaurante?¿Qué solución le del restaurante?Indica la propuesta de valor que propone</text:p>
      <text:p text:style-name="P2">Que las trabajadoras no están trabajando, y los clientes esperan mucho. </text:p>
      <text:p text:style-name="P3">Y proponen quitar a las camareras y que el usuario vaya a la barra</text:p>
      <text:p text:style-name="P4">b) En el segundo video¿Que error cometen los dos hermanos?¿Qué otras empresas se aprovechan de ello?</text:p>
      <text:p text:style-name="P5">Vender la empresa fue el error y no se llegó a conseguir el potencial que podía dar la empresa.</text:p>
      <text:p text:style-name="P4">c) ¿Por qué crees que Ray Kroc cumple el perfil de empresario oprtunista? ¿C<text:span text:style-name="T1">omo consiguió quedarse con la empresa y que visión tenía del negocio?</text:span></text:p>
      <text:p text:style-name="P6">Porque cumple el perfil de empresario oportunista al verla. </text:p>
      <text:p text:style-name="P6"/>
      <text:p text:style-name="P6">Netflix </text:p>
      <text:p text:style-name="P6">fundar una empresa de alquiler por demanda sin una tienda física que llegarían a tu casa por demanda </text:p>
      <text:p text:style-name="P6">b) un 1%</text:p>
      <text:p text:style-name="P6">c) Tener un algoritmo que te recomiende las peliculas</text:p>
      <text:p text:style-name="P6">d) El algoritmo</text:p>
      <text:p text:style-name="P6">e) penso que era una locura estableciendo una subscripcion mensual y la tecnología usada de dvd</text:p>
      <text:p text:style-name="P6">f) eran walmart blockbuster y netflix y ganó netflix</text:p>
      <text:p text:style-name="P6">g) La inmediatez del streaming por 20m de $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0T14:32:08.575000000</meta:creation-date>
    <dc:date>2023-10-11T14:31:01.378000000</dc:date>
    <meta:editing-duration>PT50M3S</meta:editing-duration>
    <meta:editing-cycles>8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5" meta:word-count="184" meta:character-count="1069" meta:non-whitespace-character-count="896"/>
  </office:meta>
</office:document-meta>
</file>